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451906" officeooo:paragraph-rsid="00451906" style:font-weight-asian="bold" style:font-weight-complex="bold"/>
    </style:style>
    <style:style style:name="P6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P7" style:family="paragraph" style:parent-style-name="Standard">
      <style:text-properties style:font-name="Droid Sans" fo:font-weight="bold" officeooo:rsid="006240bc" officeooo:paragraph-rsid="006240bc" style:font-weight-asian="bold" style:font-weight-complex="bold"/>
    </style:style>
    <style:style style:name="P8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9" style:family="paragraph" style:parent-style-name="Standard">
      <style:text-properties style:font-name="Droid Sans" fo:font-weight="bold" officeooo:rsid="004142ca" officeooo:paragraph-rsid="004142ca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61f625" officeooo:paragraph-rsid="0061f625" style:font-weight-asian="bold" style:font-weight-complex="bold"/>
    </style:style>
    <style:style style:name="P12" style:family="paragraph" style:parent-style-name="Standard">
      <style:text-properties style:font-name="Droid Sans" fo:font-weight="normal" officeooo:rsid="0027aa91" officeooo:paragraph-rsid="0061f625" style:font-weight-asian="normal" style:font-weight-complex="normal"/>
    </style:style>
    <style:style style:name="P13" style:family="paragraph" style:parent-style-name="Standard">
      <style:text-properties style:font-name="Droid Sans" fo:font-weight="normal" officeooo:rsid="003052df" officeooo:paragraph-rsid="003052df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4142ca" officeooo:paragraph-rsid="004142ca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418e07" officeooo:paragraph-rsid="00418e07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6240bc" officeooo:paragraph-rsid="006c33ea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643138" officeooo:paragraph-rsid="00643138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21" style:family="paragraph" style:parent-style-name="Standard">
      <style:text-properties style:font-name="Droid Sans" officeooo:rsid="002fbfd4" officeooo:paragraph-rsid="004b37a2"/>
    </style:style>
    <style:style style:name="P22" style:family="paragraph" style:parent-style-name="Standard">
      <style:text-properties style:font-name="Droid Sans" officeooo:rsid="005159b5" officeooo:paragraph-rsid="005159b5"/>
    </style:style>
    <style:style style:name="P23" style:family="paragraph" style:parent-style-name="Standard">
      <style:text-properties style:font-name="Droid Sans" officeooo:rsid="005b593c" officeooo:paragraph-rsid="005b593c"/>
    </style:style>
    <style:style style:name="P24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25" style:family="paragraph" style:parent-style-name="Standard">
      <style:text-properties style:font-name="Droid Sans" officeooo:rsid="004b37a2" officeooo:paragraph-rsid="004b37a2"/>
    </style:style>
    <style:style style:name="P26" style:family="paragraph" style:parent-style-name="Standard">
      <style:text-properties style:font-name="Droid Sans" style:text-underline-style="none" officeooo:rsid="005bc259" officeooo:paragraph-rsid="005b593c"/>
    </style:style>
    <style:style style:name="P27" style:family="paragraph" style:parent-style-name="Standard">
      <style:text-properties style:font-name="Droid Sans" officeooo:rsid="0027aa91" officeooo:paragraph-rsid="005159b5"/>
    </style:style>
    <style:style style:name="P28" style:family="paragraph" style:parent-style-name="Standard">
      <style:text-properties style:font-name="Droid Sans" officeooo:rsid="00481985" officeooo:paragraph-rsid="005159b5"/>
    </style:style>
    <style:style style:name="P29" style:family="paragraph" style:parent-style-name="Standard">
      <style:text-properties style:font-name="Droid Sans" officeooo:rsid="0076effb" officeooo:paragraph-rsid="0076effb"/>
    </style:style>
    <style:style style:name="P30" style:family="paragraph" style:parent-style-name="Standard">
      <style:text-properties style:font-name="Droid Sans" officeooo:rsid="0077603c" officeooo:paragraph-rsid="0077603c"/>
    </style:style>
    <style:style style:name="P31" style:family="paragraph" style:parent-style-name="Standard">
      <style:text-properties fo:color="#000000" style:font-name="Droid Sans" fo:font-style="normal" style:text-underline-style="none" fo:font-weight="normal" officeooo:rsid="00451906" officeooo:paragraph-rsid="0045190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style:font-name="Droid Sans" fo:font-style="normal" style:text-underline-style="none" fo:font-weight="normal" officeooo:rsid="0049e41b" officeooo:paragraph-rsid="0049e41b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paragraph-rsid="003bb6d0"/>
    </style:style>
    <style:style style:name="P34" style:family="paragraph" style:parent-style-name="Table_20_Contents">
      <style:text-properties style:font-name="Droid Sans" officeooo:rsid="005159b5" officeooo:paragraph-rsid="005159b5"/>
    </style:style>
    <style:style style:name="P35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36" style:family="paragraph" style:parent-style-name="Standard">
      <style:text-properties style:text-line-through-style="solid" style:text-line-through-type="single" style:font-name="Droid Sans" officeooo:rsid="001be806" officeooo:paragraph-rsid="005159b5"/>
    </style:style>
    <style:style style:name="P37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38" style:family="paragraph" style:parent-style-name="Standard">
      <style:text-properties style:font-name="Droid Sans" officeooo:rsid="001be806" officeooo:paragraph-rsid="001be806"/>
    </style:style>
    <style:style style:name="P39" style:family="paragraph" style:parent-style-name="Standard">
      <style:text-properties style:font-name="Droid Sans" officeooo:rsid="001be806" officeooo:paragraph-rsid="009e8e7a"/>
    </style:style>
    <style:style style:name="P40" style:family="paragraph" style:parent-style-name="Standard">
      <style:text-properties style:font-name="Droid Sans" fo:font-weight="bold" officeooo:rsid="0019baff" officeooo:paragraph-rsid="0019baff" style:font-weight-asian="bold" style:font-weight-complex="bold"/>
    </style:style>
    <style:style style:name="P41" style:family="paragraph" style:parent-style-name="Standard">
      <style:text-properties style:font-name="Droid Sans" fo:font-weight="normal" officeooo:rsid="0090811e" officeooo:paragraph-rsid="0090811e" style:font-weight-asian="normal" style:font-weight-complex="normal"/>
    </style:style>
    <style:style style:name="P42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43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44" style:family="paragraph" style:parent-style-name="Standard">
      <style:text-properties style:font-name="Droid Sans" fo:font-weight="normal" officeooo:rsid="0027aa91" officeooo:paragraph-rsid="002cdce6" style:font-weight-asian="normal" style:font-weight-complex="normal"/>
    </style:style>
    <style:style style:name="P45" style:family="paragraph" style:parent-style-name="Standard">
      <style:text-properties style:font-name="Droid Sans" fo:font-weight="normal" officeooo:rsid="003a472e" officeooo:paragraph-rsid="00a4157d" style:font-weight-asian="normal" style:font-weight-complex="normal"/>
    </style:style>
    <style:style style:name="P46" style:family="paragraph" style:parent-style-name="Standard">
      <style:text-properties style:font-name="Droid Sans" fo:font-weight="normal" officeooo:rsid="00a5eeab" officeooo:paragraph-rsid="00a5eeab" style:font-weight-asian="normal" style:font-weight-complex="normal"/>
    </style:style>
    <style:style style:name="P47" style:family="paragraph" style:parent-style-name="Standard">
      <style:text-properties style:font-name="Droid Sans" fo:font-weight="normal" officeooo:rsid="006240bc" officeooo:paragraph-rsid="00a694b8" style:font-weight-asian="normal" style:font-weight-complex="normal"/>
    </style:style>
    <style:style style:name="P48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49" style:family="paragraph" style:parent-style-name="Standard">
      <style:text-properties style:font-name="Droid Sans" officeooo:rsid="0019baff" officeooo:paragraph-rsid="0090811e"/>
    </style:style>
    <style:style style:name="P50" style:family="paragraph" style:parent-style-name="Standard">
      <style:text-properties style:font-name="Droid Sans" officeooo:rsid="0019baff" officeooo:paragraph-rsid="00927148"/>
    </style:style>
    <style:style style:name="P51" style:family="paragraph" style:parent-style-name="Standard">
      <style:text-properties style:font-name="Droid Sans" officeooo:rsid="0019baff" officeooo:paragraph-rsid="009350b8"/>
    </style:style>
    <style:style style:name="P52" style:family="paragraph" style:parent-style-name="Standard">
      <style:text-properties style:font-name="Droid Sans" style:text-underline-style="solid" style:text-underline-width="auto" style:text-underline-color="font-color" fo:font-weight="bold" officeooo:rsid="009350b8" officeooo:paragraph-rsid="009350b8" style:font-weight-asian="bold" style:font-weight-complex="bold"/>
    </style:style>
    <style:style style:name="P53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9350b8"/>
    </style:style>
    <style:style style:name="P54" style:family="paragraph" style:parent-style-name="Standard">
      <style:text-properties style:font-name="Droid Sans" officeooo:rsid="002d88ff" officeooo:paragraph-rsid="009350b8"/>
    </style:style>
    <style:style style:name="P55" style:family="paragraph" style:parent-style-name="Standard">
      <style:text-properties style:font-name="Droid Sans" officeooo:rsid="002d88ff" officeooo:paragraph-rsid="00731668"/>
    </style:style>
    <style:style style:name="P56" style:family="paragraph" style:parent-style-name="Standard">
      <style:text-properties style:font-name="Droid Sans" officeooo:rsid="00705a30" officeooo:paragraph-rsid="009350b8"/>
    </style:style>
    <style:style style:name="P57" style:family="paragraph" style:parent-style-name="Standard">
      <style:text-properties style:font-name="Droid Sans" style:text-underline-style="none" officeooo:rsid="0019baff" officeooo:paragraph-rsid="009350b8"/>
    </style:style>
    <style:style style:name="P58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59" style:family="paragraph" style:parent-style-name="Standard">
      <style:text-properties style:font-name="Droid Sans" officeooo:rsid="009bf911" officeooo:paragraph-rsid="009bf911"/>
    </style:style>
    <style:style style:name="P60" style:family="paragraph" style:parent-style-name="Standard">
      <style:text-properties style:font-name="Droid Sans" officeooo:rsid="009e8e7a" officeooo:paragraph-rsid="009e8e7a"/>
    </style:style>
    <style:style style:name="P61" style:family="paragraph" style:parent-style-name="Standard">
      <style:text-properties style:font-name="Droid Sans" officeooo:rsid="0076effb" officeooo:paragraph-rsid="0076effb"/>
    </style:style>
    <style:style style:name="P62" style:family="paragraph" style:parent-style-name="Standard">
      <style:text-properties style:font-name="Droid Sans" officeooo:rsid="009f80c2" officeooo:paragraph-rsid="009f80c2"/>
    </style:style>
    <style:style style:name="P63" style:family="paragraph" style:parent-style-name="Standard">
      <style:text-properties fo:color="#000000" style:font-name="Droid Sans" fo:font-style="normal" style:text-underline-style="none" fo:font-weight="normal" officeooo:rsid="0049e41b" officeooo:paragraph-rsid="009350b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color="#999999" style:text-line-through-style="solid" style:text-line-through-type="single" style:font-name="Droid Sans" officeooo:rsid="001be806" officeooo:paragraph-rsid="005159b5"/>
    </style:style>
    <style:style style:name="P65" style:family="paragraph" style:parent-style-name="Standard">
      <style:text-properties fo:color="#999999" style:text-line-through-style="solid" style:text-line-through-type="single" style:font-name="Droid Sans" officeooo:rsid="008261e3" officeooo:paragraph-rsid="008261e3"/>
    </style:style>
    <style:style style:name="P66" style:family="paragraph" style:parent-style-name="Standard">
      <style:text-properties fo:color="#999999" style:text-line-through-style="solid" style:text-line-through-type="single" style:font-name="Droid Sans" officeooo:rsid="005b593c" officeooo:paragraph-rsid="005b593c"/>
    </style:style>
    <style:style style:name="P67" style:family="paragraph" style:parent-style-name="Standard">
      <style:text-properties fo:color="#999999" style:font-name="Droid Sans" officeooo:rsid="001be806" officeooo:paragraph-rsid="008b1b2e"/>
    </style:style>
    <style:style style:name="P68" style:family="paragraph" style:parent-style-name="Standard">
      <style:text-properties fo:color="#999999" style:text-line-through-style="none" style:text-line-through-type="none" style:font-name="Droid Sans" officeooo:rsid="006de3bd" officeooo:paragraph-rsid="006de3bd"/>
    </style:style>
    <style:style style:name="P69" style:family="paragraph" style:parent-style-name="Table_20_Contents">
      <style:text-properties fo:color="#999999" style:text-line-through-style="solid" style:text-line-through-type="single" style:font-name="Droid Sans" officeooo:rsid="005159b5" officeooo:paragraph-rsid="005159b5"/>
    </style:style>
    <style:style style:name="P7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Droid Sans" officeooo:rsid="003bb6d0"/>
    </style:style>
    <style:style style:name="T2" style:family="text">
      <style:text-properties style:font-name="Droid Sans" officeooo:rsid="0093cf37"/>
    </style:style>
    <style:style style:name="T3" style:family="text">
      <style:text-properties officeooo:rsid="002a1e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1e55" style:font-weight-asian="bold" style:font-weight-complex="bold"/>
    </style:style>
    <style:style style:name="T6" style:family="text">
      <style:text-properties fo:font-weight="bold" officeooo:rsid="009f80c2" style:font-weight-asian="bold" style:font-weight-complex="bold"/>
    </style:style>
    <style:style style:name="T7" style:family="text">
      <style:text-properties officeooo:rsid="002cdce6"/>
    </style:style>
    <style:style style:name="T8" style:family="text">
      <style:text-properties officeooo:rsid="003a472e"/>
    </style:style>
    <style:style style:name="T9" style:family="text">
      <style:text-properties officeooo:rsid="003b13e1"/>
    </style:style>
    <style:style style:name="T10" style:family="text">
      <style:text-properties officeooo:rsid="003bb6d0"/>
    </style:style>
    <style:style style:name="T11" style:family="text">
      <style:text-properties fo:color="#ff0000" style:font-name="Droid Sans" fo:font-style="normal" style:text-underline-style="none" fo:font-weight="normal" officeooo:rsid="003bb6d0" style:font-style-asian="normal" style:font-weight-asian="normal" style:font-style-complex="normal" style:font-weight-complex="normal"/>
    </style:style>
    <style:style style:name="T12" style:family="text">
      <style:text-properties fo:color="#ff0000" style:font-name="Droid Sans" fo:font-style="normal" style:text-underline-style="none" fo:font-weight="bold" officeooo:rsid="003bb6d0" style:font-style-asian="normal" style:font-weight-asian="bold" style:font-style-complex="normal" style:font-weight-complex="bold"/>
    </style:style>
    <style:style style:name="T13" style:family="text">
      <style:text-properties officeooo:rsid="0045d1a6"/>
    </style:style>
    <style:style style:name="T14" style:family="text">
      <style:text-properties officeooo:rsid="0048198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481985"/>
    </style:style>
    <style:style style:name="T17" style:family="text">
      <style:text-properties style:text-underline-style="none" officeooo:rsid="0056e3d3"/>
    </style:style>
    <style:style style:name="T18" style:family="text">
      <style:text-properties style:text-underline-style="none" officeooo:rsid="005b9b84"/>
    </style:style>
    <style:style style:name="T19" style:family="text">
      <style:text-properties style:text-underline-style="none" fo:font-weight="normal" officeooo:rsid="00695d5e" style:font-weight-asian="normal" style:font-weight-complex="normal"/>
    </style:style>
    <style:style style:name="T20" style:family="text">
      <style:text-properties style:text-underline-style="none" officeooo:rsid="00740611"/>
    </style:style>
    <style:style style:name="T21" style:family="text">
      <style:text-properties officeooo:rsid="0049e41b"/>
    </style:style>
    <style:style style:name="T22" style:family="text">
      <style:text-properties fo:color="#000000" style:font-name="Droid Sans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49e41b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861a6d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9350b8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992777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30" style:family="text">
      <style:text-properties officeooo:rsid="004b37a2"/>
    </style:style>
    <style:style style:name="T31" style:family="text">
      <style:text-properties officeooo:rsid="004d6dcc"/>
    </style:style>
    <style:style style:name="T32" style:family="text">
      <style:text-properties officeooo:rsid="004e83fd"/>
    </style:style>
    <style:style style:name="T33" style:family="text">
      <style:text-properties officeooo:rsid="004ff20c"/>
    </style:style>
    <style:style style:name="T34" style:family="text">
      <style:text-properties officeooo:rsid="005159b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5159b5"/>
    </style:style>
    <style:style style:name="T37" style:family="text">
      <style:text-properties style:text-underline-style="solid" style:text-underline-width="auto" style:text-underline-color="font-color" officeooo:rsid="009350b8"/>
    </style:style>
    <style:style style:name="T38" style:family="text">
      <style:text-properties style:text-underline-style="solid" style:text-underline-width="auto" style:text-underline-color="font-color" officeooo:rsid="0099d897"/>
    </style:style>
    <style:style style:name="T39" style:family="text">
      <style:text-properties style:text-underline-style="solid" style:text-underline-width="auto" style:text-underline-color="font-color" officeooo:rsid="005b9b84"/>
    </style:style>
    <style:style style:name="T40" style:family="text">
      <style:text-properties style:text-underline-style="solid" style:text-underline-width="auto" style:text-underline-color="font-color" officeooo:rsid="009bf911"/>
    </style:style>
    <style:style style:name="T41" style:family="text">
      <style:text-properties officeooo:rsid="005357b1"/>
    </style:style>
    <style:style style:name="T42" style:family="text">
      <style:text-properties officeooo:rsid="0056e3d3"/>
    </style:style>
    <style:style style:name="T43" style:family="text">
      <style:text-properties officeooo:rsid="00587bbb"/>
    </style:style>
    <style:style style:name="T44" style:family="text">
      <style:text-properties officeooo:rsid="005b593c"/>
    </style:style>
    <style:style style:name="T45" style:family="text">
      <style:text-properties officeooo:rsid="005bc259"/>
    </style:style>
    <style:style style:name="T46" style:family="text">
      <style:text-properties officeooo:rsid="005d5f74"/>
    </style:style>
    <style:style style:name="T47" style:family="text">
      <style:text-properties officeooo:rsid="0061f625"/>
    </style:style>
    <style:style style:name="T48" style:family="text">
      <style:text-properties officeooo:rsid="00643138"/>
    </style:style>
    <style:style style:name="T49" style:family="text">
      <style:text-properties officeooo:rsid="00659535"/>
    </style:style>
    <style:style style:name="T50" style:family="text">
      <style:text-properties officeooo:rsid="00689474"/>
    </style:style>
    <style:style style:name="T51" style:family="text">
      <style:text-properties officeooo:rsid="0069775d"/>
    </style:style>
    <style:style style:name="T52" style:family="text">
      <style:text-properties officeooo:rsid="006ad5c9"/>
    </style:style>
    <style:style style:name="T53" style:family="text">
      <style:text-properties officeooo:rsid="006c33ea"/>
    </style:style>
    <style:style style:name="T54" style:family="text">
      <style:text-properties officeooo:rsid="006de3bd"/>
    </style:style>
    <style:style style:name="T55" style:family="text">
      <style:text-properties officeooo:rsid="006ef249"/>
    </style:style>
    <style:style style:name="T56" style:family="text">
      <style:text-properties style:text-position="super 58%" officeooo:rsid="00927148"/>
    </style:style>
    <style:style style:name="T57" style:family="text">
      <style:text-properties officeooo:rsid="0077603c"/>
    </style:style>
    <style:style style:name="T58" style:family="text">
      <style:text-properties officeooo:rsid="007929e0"/>
    </style:style>
    <style:style style:name="T59" style:family="text">
      <style:text-properties officeooo:rsid="008071cd"/>
    </style:style>
    <style:style style:name="T60" style:family="text">
      <style:text-properties officeooo:rsid="008261e3"/>
    </style:style>
    <style:style style:name="T61" style:family="text">
      <style:text-properties officeooo:rsid="0087c69e"/>
    </style:style>
    <style:style style:name="T62" style:family="text">
      <style:text-properties officeooo:rsid="008ea4d7"/>
    </style:style>
    <style:style style:name="T63" style:family="text">
      <style:text-properties officeooo:rsid="008fb9f6"/>
    </style:style>
    <style:style style:name="T64" style:family="text">
      <style:text-properties officeooo:rsid="00901a6f"/>
    </style:style>
    <style:style style:name="T65" style:family="text">
      <style:text-properties officeooo:rsid="0090811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90811e" style:font-weight-asian="normal" style:font-weight-complex="normal"/>
    </style:style>
    <style:style style:name="T68" style:family="text">
      <style:text-properties fo:font-weight="normal" officeooo:rsid="00695d5e" style:font-weight-asian="normal" style:font-weight-complex="normal"/>
    </style:style>
    <style:style style:name="T69" style:family="text">
      <style:text-properties fo:font-weight="normal" officeooo:rsid="0087c69e" style:font-weight-asian="normal" style:font-weight-complex="normal"/>
    </style:style>
    <style:style style:name="T70" style:family="text">
      <style:text-properties officeooo:rsid="00927148"/>
    </style:style>
    <style:style style:name="T71" style:family="text">
      <style:text-properties officeooo:rsid="009350b8"/>
    </style:style>
    <style:style style:name="T72" style:family="text">
      <style:text-properties officeooo:rsid="0093cf37"/>
    </style:style>
    <style:style style:name="T73" style:family="text">
      <style:text-properties officeooo:rsid="009667fe"/>
    </style:style>
    <style:style style:name="T74" style:family="text">
      <style:text-properties officeooo:rsid="0099d897"/>
    </style:style>
    <style:style style:name="T75" style:family="text">
      <style:text-properties officeooo:rsid="009b4e80"/>
    </style:style>
    <style:style style:name="T76" style:family="text">
      <style:text-properties officeooo:rsid="009d5664"/>
    </style:style>
    <style:style style:name="T77" style:family="text">
      <style:text-properties officeooo:rsid="00a0ec18"/>
    </style:style>
    <style:style style:name="T78" style:family="text">
      <style:text-properties officeooo:rsid="00a2626b"/>
    </style:style>
    <style:style style:name="T79" style:family="text">
      <style:text-properties officeooo:rsid="00a4157d"/>
    </style:style>
    <style:style style:name="T80" style:family="text">
      <style:text-properties officeooo:rsid="00a5eeab"/>
    </style:style>
    <style:style style:name="T81" style:family="text">
      <style:text-properties officeooo:rsid="00a694b8"/>
    </style:style>
    <style:style style:name="T82" style:family="text">
      <style:text-properties officeooo:rsid="00a6dbd7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Design a mask in Klayout</text:p>
      <text:p text:style-name="P15">By Jaseung Ku</text:p>
      <text:p text:style-name="P15">Updated <text:span text:style-name="T63">8</text:span>/<text:span text:style-name="T63">4</text:span>/2019</text:p>
      <text:p text:style-name="P6"/>
      <text:p text:style-name="P10">Terminology</text:p>
      <text:p text:style-name="P42">Image <text:span text:style-name="T50">= I</text:span>ndividual <text:span text:style-name="T64">unit of pattern</text:span> on a mask. <text:span text:style-name="T73">We need to record 1) x and y coordinate of the center and 2) the size of bounding box of each image to create an ASML job file.</text:span></text:p>
      <text:p text:style-name="P43">Die = A unit chip after dicing</text:p>
      <text:p text:style-name="P41">Die <text:span text:style-name="T71">I</text:span>mage = <text:s/>Image which is used for a base image of a die.</text:p>
      <text:p text:style-name="P41">Image distribution keepout box = placeholder <text:span text:style-name="T72">box in </text:span>KEEPOUT <text:span text:style-name="T72">layer </text:span>for image distribution <text:span text:style-name="T72">purpose</text:span></text:p>
      <text:p text:style-name="P41"/>
      <text:p text:style-name="P40">Chip design rule<text:span text:style-name="T32">s: </text:span><text:span text:style-name="T19">Follow these rules to make life easier :)</text:span></text:p>
      <text:p text:style-name="P52"><text:span text:style-name="T68">M</text:span><text:span text:style-name="T66">aking images:</text:span></text:p>
      <text:p text:style-name="P51">1. <text:span text:style-name="T14">M</text:span>ake everything as <text:span text:style-name="T13">a </text:span>cell <text:span text:style-name="T51">for easy modification and modularity. A cell is like a class in program languages, so all the instances, once created, will be changed accordingly if the cell is modified.</text:span></text:p>
      <text:p text:style-name="P51"><text:span text:style-name="T26">2</text:span><text:span text:style-name="T23">. When creat</text:span><text:span text:style-name="T24">ing images</text:span><text:span text:style-name="T23">, make all patterns lie within a</text:span><text:span text:style-name="T25">n image bounding box</text:span><text:span text:style-name="T23">. The size of </text:span><text:span text:style-name="T25">the </text:span><text:span text:style-name="T27">bounding </text:span><text:span text:style-name="T25">box</text:span><text:span text:style-name="T23"> is used in ASML to blade off.</text:span></text:p>
      <text:p text:style-name="P60"><text:span text:style-name="T23">3. </text:span><text:span text:style-name="T28">Each image must have </text:span><text:span text:style-name="T29">at minimum</text:span><text:span text:style-name="T28"> the following </text:span><text:span text:style-name="T29">two </text:span><text:span text:style-name="T28">layers: </text:span><text:span text:style-name="T69">IMAGE </text:span><text:span text:style-name="T66">and</text:span><text:span text:style-name="T69"> IMAGE BBOX.</text:span></text:p>
      <text:p text:style-name="P39"><text:span text:style-name="T23"/></text:p>
      <text:p text:style-name="P60"><text:span text:style-name="T23"/></text:p>
      <text:p text:style-name="P51"><text:span text:style-name="T37">Making a </text:span><text:span text:style-name="T38">full </text:span><text:span text:style-name="T37">mask </text:span><text:span text:style-name="T38">image</text:span><text:span text:style-name="T37">:</text:span><text:span text:style-name="T71"> <text:s text:c="8"/></text:span></text:p>
      <text:p text:style-name="P56">TO-DO: there are specific boundaries outside of which ASML can’t read. Create this pattern in GDS.</text:p>
      <text:p text:style-name="P51"><text:span text:style-name="T71">1. All the images should be within 21000 x 21000 um</text:span><text:span text:style-name="T56">2</text:span><text:span text:style-name="T70">. <text:s text:c="50"/></text:span></text:p>
      <text:p text:style-name="P54"><text:span text:style-name="T71">2</text:span>. Each <text:span text:style-name="T21">image</text:span> should be at least 750 um apart.</text:p>
      <text:p text:style-name="P54"/>
      <text:p text:style-name="P53">Make a Die Image:</text:p>
      <text:p text:style-name="P57"><text:span text:style-name="T71">1</text:span>. <text:span text:style-name="T67">Image distribution keepout boxes </text:span><text:span text:style-name="T8">are</text:span> used <text:span text:style-name="T65">to keep out flux traps in a die</text:span>. <text:s/><text:span text:style-name="T65">They must neither overlap nor touch.</text:span></text:p>
      <text:p text:style-name="P63"><text:span text:style-name="T71">2</text:span>. <text:span text:style-name="T74">Any </text:span>two <text:span text:style-name="T74">image distribution keepout boxes shouldn’t </text:span>touch <text:span text:style-name="T74">nor overlap</text:span>. Leave a gap so as to be able to make <text:span text:style-name="T74">a connecting </text:span>pattern slightly overlapping with <text:span text:style-name="T74">two </text:span>images. <text:span text:style-name="T75">Use 500nm overlap.</text:span></text:p>
      <text:p text:style-name="P49"><text:span text:style-name="T71">3</text:span>. Place the center of <text:span text:style-name="T65">image distributions keepout box</text:span> at coordinate<text:span text:style-name="T52">s of integer multiples of 8 um in the die image</text:span>. <text:span text:style-name="T16">(Note: </text:span><text:span text:style-name="T15">If a</text:span><text:span text:style-name="T16">n image</text:span><text:span text:style-name="T15"> goes to multiple position</text:span><text:span text:style-name="T16">s</text:span><text:span text:style-name="T15">, the coordinates should be multiples of 8 to use the same flux trap pattern, </text:span><text:span text:style-name="T16">e.g. capacitors at multiple locations. <text:s text:c="4"/></text:span></text:p>
      <text:p text:style-name="P50"><text:span text:style-name="T71">4</text:span>. <text:span text:style-name="T54">(optional if #3 is enforced) </text:span>Each <text:span text:style-name="T21">image</text:span> has its own flux trap. For this, the center of <text:span text:style-name="T21">the </text:span><text:span text:style-name="T67">Image distribution keepout box</text:span> should be used to calculate how much flux trap should be offset.</text:p>
      <text:p text:style-name="P55"/>
      <text:p text:style-name="P53">Making flux trap:</text:p>
      <text:p text:style-name="P33"><text:soft-page-break/><text:span text:style-name="T2">1</text:span><text:span text:style-name="T1">. Before creating flux trap, create </text:span><text:span text:style-name="T12">backup</text:span><text:span text:style-name="T11"> </text:span><text:span text:style-name="T22">(klayout could crash).</text:span></text:p>
      <text:p text:style-name="P32"/>
      <text:p text:style-name="P31"/>
      <text:p text:style-name="P5"/>
      <text:p text:style-name="P4">Layer <text:span text:style-name="T45">info</text:span></text:p>
      <text:p text:style-name="P23"><text:span text:style-name="T17">I</text:span><text:span text:style-name="T15">t is </text:span><text:span text:style-name="T39">very </text:span><text:span text:style-name="T35">important</text:span><text:span text:style-name="T15"> to understand </text:span><text:span text:style-name="T18">first</text:span><text:span text:style-name="T15"> what each layer is for,</text:span><text:span text:style-name="T18"> and </text:span><text:span text:style-name="T20">to </text:span><text:span text:style-name="T18">use the right layer for whatever you draw in Klayout. <text:s/></text:span></text:p>
      <text:p text:style-name="P26"/>
      <text:p text:style-name="P24">Convention</text:p>
      <text:p text:style-name="P21"><text:span text:style-name="T17">A layer is specified by </text:span><text:span text:style-name="T34">N/M, where N=</text:span>layer number, <text:span text:style-name="T34">M =</text:span> dat<text:span text:style-name="T34">a</text:span>type <text:span text:style-name="T42">number.</text:span></text:p>
      <text:p text:style-name="P21"/>
      <text:p text:style-name="P3">In <text:span text:style-name="T35">0/</text:span><text:span text:style-name="T40">x</text:span><text:span text:style-name="T35"> layer, </text:span>anything that doesn’t appear on the mask, <text:span text:style-name="T41">e.g. OUTLINES</text:span></text:p>
      <text:p text:style-name="P3">In <text:span text:style-name="T35">1/</text:span><text:span text:style-name="T40">x</text:span><text:span text:style-name="T35"> layer</text:span>, anything that appear<text:span text:style-name="T34">s</text:span> on the ma<text:span text:style-name="T9">sk, e.g. flux trap.</text:span></text:p>
      <text:p text:style-name="P25"><text:span text:style-name="T36">D</text:span><text:span text:style-name="T35">at</text:span><text:span text:style-name="T36">a</text:span><text:span text:style-name="T35"> type</text:span> defines what kind <text:span text:style-name="T34">of stuff</text:span> <text:span text:style-name="T34">goes</text:span> on an each layer.</text:p>
      <text:p text:style-name="P25"/>
      <text:p text:style-name="P24">Layer defin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Layer name</text:p>
          </table:table-cell>
          <table:table-cell table:style-name="Table1.A1" office:value-type="string">
            <text:p text:style-name="P35">Layer/Data type</text:p>
          </table:table-cell>
          <table:table-cell table:style-name="Table1.C1" office:value-type="string">
            <text:p text:style-name="P35">Description</text:p>
          </table:table-cell>
        </table:table-row>
        <table:table-row>
          <table:table-cell table:style-name="Table1.A2" office:value-type="string">
            <text:p text:style-name="P64"><text:span text:style-name="T9">Patch Bb</text:span>ox</text:p>
            <text:p text:style-name="P65">IMAGE DIST BBOX</text:p>
          </table:table-cell>
          <table:table-cell table:style-name="Table1.A2" office:value-type="string">
            <text:p text:style-name="P69">0/0</text:p>
          </table:table-cell>
          <table:table-cell table:style-name="Table1.C2" office:value-type="string">
            <text:p text:style-name="P67"><text:span text:style-name="T60">Image Distribution Bounding Box that </text:span>define<text:span text:style-name="T43">s</text:span> <text:span text:style-name="T44">area in which an</text:span> <text:span text:style-name="T30">image is distributed in the base pattern of a die. Also, it’s used when creating flux traps. Patch bounding box is depreciated. IMAGE DIST BBOX is depreciated because an image distribution bounding box can be replaced by just a box in KEEPOUT layer. Use KEEPOUT.</text:span></text:p>
          </table:table-cell>
        </table:table-row>
        <table:table-row>
          <table:table-cell table:style-name="Table1.A2" office:value-type="string">
            <text:p text:style-name="P59">KEEPOUT</text:p>
          </table:table-cell>
          <table:table-cell table:style-name="Table1.A2" office:value-type="string">
            <text:p text:style-name="P34">0/1</text:p>
          </table:table-cell>
          <table:table-cell table:style-name="Table1.C2" office:value-type="string">
            <text:p text:style-name="P2"><text:span text:style-name="T43">KEEPOUT contains patterns that keep out FLUX TRAP. In general, all cells such as CPWs and qubit pockets should have KEEPOUT.</text:span></text:p>
          </table:table-cell>
        </table:table-row>
        <table:table-row>
          <table:table-cell table:style-name="Table1.A2" office:value-type="string">
            <text:p text:style-name="P36">CPW path</text:p>
            <text:p text:style-name="P37">OUTLINE</text:p>
          </table:table-cell>
          <table:table-cell table:style-name="Table1.A2" office:value-type="string">
            <text:p text:style-name="P34">0/2</text:p>
          </table:table-cell>
          <table:table-cell table:style-name="Table1.C2" office:value-type="string">
            <text:p text:style-name="P27"><text:span text:style-name="T76">OUTLINE contains any pattern which can be used to create actual images, but do not appear in the IMAGE layer. For example, a guiding path to make a Pcell, guiding shapes, any outlines that is helpful to draw a certain image. Can be a garbage-collecting layer.</text:span></text:p>
          </table:table-cell>
        </table:table-row>
        <table:table-row>
          <table:table-cell table:style-name="Table1.A2" office:value-type="string">
            <text:p text:style-name="P2"><text:span text:style-name="T14">IMAGE</text:span> B<text:span text:style-name="T21">B</text:span>OX</text:p>
          </table:table-cell>
          <table:table-cell table:style-name="Table1.A2" office:value-type="string">
            <text:p text:style-name="P34">0/3</text:p>
          </table:table-cell>
          <table:table-cell table:style-name="Table1.C2" office:value-type="string">
            <text:p text:style-name="P28"><text:span text:style-name="T76">IMAGE BBOX contains i</text:span>mage bounding box<text:span text:style-name="T76">es</text:span>. <text:span text:style-name="T61">F</text:span>lux traps are created <text:span text:style-name="T61">only inside image bounding boxes</text:span>. The size of <text:span text:style-name="T76">the image bounding box </text:span>should be the same as that of <text:span text:style-name="T62">the KEEPOUT box, which should be used as a placeholder for image distribution.</text:span></text:p>
          </table:table-cell>
        </table:table-row>
        <table:table-row>
          <table:table-cell table:style-name="Table1.A2" office:value-type="string">
            <text:p text:style-name="P64">Die <text:span text:style-name="T44">BB</text:span>ox</text:p>
          </table:table-cell>
          <table:table-cell table:style-name="Table1.A2" office:value-type="string">
            <text:p text:style-name="P64">0/4</text:p>
          </table:table-cell>
          <table:table-cell table:style-name="Table1.C2" office:value-type="string">
            <text:p text:style-name="P66">Die bounding box. <text:span text:style-name="T46">This may set the size of actual die, e.g. 6.25x6.25 or 8x8 mm chip</text:span></text:p>
            <text:p text:style-name="P68"><text:span text:style-name="T55">D</text:span>epreciated. Use IMAGE BBOX.</text:p>
          </table:table-cell>
        </table:table-row>
        <table:table-row>
          <table:table-cell table:style-name="Table1.A2" office:value-type="string">
            <text:p text:style-name="P22">IMAGE</text:p>
          </table:table-cell>
          <table:table-cell table:style-name="Table1.A2" office:value-type="string">
            <text:p text:style-name="P34">1/0</text:p>
          </table:table-cell>
          <table:table-cell table:style-name="Table1.C2" office:value-type="string">
            <text:p text:style-name="P2"><text:span text:style-name="T46">Any pattern other than flux trap to be</text:span> written on the <text:soft-page-break/>mask</text:p>
          </table:table-cell>
        </table:table-row>
        <table:table-row>
          <table:table-cell table:style-name="Table1.A2" office:value-type="string">
            <text:p text:style-name="P22">FLUX TRAP</text:p>
          </table:table-cell>
          <table:table-cell table:style-name="Table1.A2" office:value-type="string">
            <text:p text:style-name="P34">1/1</text:p>
          </table:table-cell>
          <table:table-cell table:style-name="Table1.C2" office:value-type="string">
            <text:p text:style-name="P22">Flux trap <text:span text:style-name="T46">holes (hole size = 4x4 um^2, center-to-center = 8 um)</text:span></text:p>
          </table:table-cell>
        </table:table-row>
      </table:table>
      <text:p text:style-name="P1"/>
      <text:p text:style-name="P29"><text:span text:style-name="T6">Do initial</text:span><text:span text:style-name="T4"> setting </text:span><text:span text:style-name="T6">in Klayout</text:span></text:p>
      <text:p text:style-name="P29">1. File menu →<text:span text:style-name="T57"> Setup</text:span></text:p>
      <text:p text:style-name="P29"><text:tab/>a. Default Grids : 1, 0.1, 0.01, 0.001</text:p>
      <text:p text:style-name="P29"><text:tab/>b. Snapping : Choose both “Snap to grid” and “Snap to edge/vertex”.</text:p>
      <text:p text:style-name="P30">2. View menu → Select Top Level Objects</text:p>
      <text:p text:style-name="P62">3. <text:span text:style-name="T78">File menu → </text:span>Load Layer Properties → “LayerPropertyFile<text:span text:style-name="T77">v2</text:span>”</text:p>
      <text:p text:style-name="P62"/>
      <text:p text:style-name="P8">Tentative procedure <text:span text:style-name="T32">for designing a mask</text:span></text:p>
      <text:p text:style-name="P19"><text:span text:style-name="T58">1</text:span>. <text:span text:style-name="T58">Outline </text:span>a circuit. Determine a <text:span text:style-name="T79">Di</text:span>e <text:span text:style-name="T79">Image for base layout. Make it a cell.</text:span></text:p>
      <text:p text:style-name="P19"><text:span text:style-name="T58">2</text:span>. Make <text:span text:style-name="T58">images other than Die Images, and make them all cells. </text:span></text:p>
      <text:p text:style-name="P11">IMPORTANT:</text:p>
      <text:p text:style-name="P12"><text:span text:style-name="T47"><text:tab/>a. Each cell should have the origin in the </text:span><text:span text:style-name="T5">center</text:span><text:span text:style-name="T3"> of the image bounding box.</text:span></text:p>
      <text:p text:style-name="P12"><text:span text:style-name="T47"><text:tab/>b. </text:span><office:annotation office:name="__Annotation__286_3114947904"><dc:creator>Unknown Author</dc:creator><dc:date>2019-04-20T12:05:42.986240389</dc:date><text:p text:style-name="P70"><text:span text:style-name="T84">Why?</text:span></text:p></office:annotation><text:span text:style-name="T47">Each image shouldn’t have child cell (flatten cell and remake cell if <text:tab/><text:tab/><text:tab/>necessary)</text:span><office:annotation-end office:name="__Annotation__286_3114947904"/><text:span text:style-name="T47">.</text:span></text:p>
      <text:p text:style-name="P45"><text:span text:style-name="T79">3</text:span>. <text:span text:style-name="T10">Create flux trap for all images. </text:span></text:p>
      <text:p text:style-name="P44"><text:span text:style-name="T79">4</text:span>. <text:span text:style-name="T7">Lay out images for a full mask pattern to make a new cell (call it “mask cell”). Make sure there is at least 750um spacing between images.</text:span></text:p>
      <text:p text:style-name="P48">5. Record x and y coordinates of the center of image bounding boxes, and the size of them in the <text:span text:style-name="T83">mask coordinate</text:span>.</text:p>
      <text:p text:style-name="P48">6. Record x and y coordinates of the <text:span text:style-name="T65">Image distribution keepout box</text:span>es in the <text:span text:style-name="T83">Die Image coordinate</text:span>.</text:p>
      <text:p text:style-name="P48">7. Try simulating one test die by placing images in a Die Image using only recorded coordinates.</text:p>
      <text:p text:style-name="P13"><text:span text:style-name="T82">8</text:span>. Flatten the <text:span text:style-name="T79">mask</text:span> cell and save it as <text:span text:style-name="T82">a </text:span>GDS2 file. <text:span text:style-name="T82">You’re all set!</text:span></text:p>
      <text:p text:style-name="P48"/>
      <text:p text:style-name="P48"/>
      <text:p text:style-name="P9"><text:span text:style-name="T33">Note on </text:span>Flux trap <text:span text:style-name="T33">creation</text:span></text:p>
      <text:p text:style-name="P14">1. <text:span text:style-name="T49">F</text:span>or <text:span text:style-name="T49">GND</text:span> flux trap on <text:span text:style-name="T49">a die</text:span></text:p>
      <text:p text:style-name="P14"><text:span text:style-name="T31">C</text:span>reate an instance of fluxTrap_8x8mm <text:span text:style-name="T48">and then fluxTrap array. Flatten it </text:span>and center it. Do boolean operation in layer menu. CHOOSE “no undo buffering”. Otherwise, <text:span text:style-name="T81">the GDS</text:span> file <text:span text:style-name="T48">could be</text:span> corrupt<text:span text:style-name="T48">ed</text:span> to 0 byte.</text:p>
      <text:p text:style-name="P14">2. <text:span text:style-name="T49">For</text:span> flux trap in the <text:span text:style-name="T31">images</text:span></text:p>
      <text:p text:style-name="P16">Each <text:span text:style-name="T31">image</text:span> must be a cell. Even a cell with a sub-P<text:span text:style-name="T80">C</text:span>ell is ok. Found that the resulting cell has flattened structure. No need to flatten subcells before creating flux traps.</text:p>
      <text:p text:style-name="P46">(Perhaps, no need to distinguish die and image….)</text:p>
      <text:p text:style-name="P46"/>
      <text:p text:style-name="P7">Design Rule Check (DRC)</text:p>
      <text:p text:style-name="P17">TO-DO: set up DRC. May need a script.</text:p>
      <text:p text:style-name="P17">1. For each cell, <text:span text:style-name="T81">check if </text:span>origin <text:span text:style-name="T81">is </text:span>in the center of bounding box.</text:p>
      <text:p text:style-name="P18">2. <text:span text:style-name="T53">a No overlap between objects on the same layer, but they can touch.</text:span></text:p>
      <text:p text:style-name="P18"><text:soft-page-break/><text:span text:style-name="T53"><text:s text:c="4"/>b. </text:span>No overlap between objects in “IMAGE” layer and flux traps <text:span text:style-name="T59">in FLUX TRAP <text:tab/>layer</text:span>. </text:p>
      <text:p text:style-name="P47">3. <text:span text:style-name="T65">Image distribution keepout boxes</text:span> should <text:span text:style-name="T59">NOT</text:span> touch. We need about 500nm of image extension into the <text:span text:style-name="T65">Image distribution keepout box</text:span> to avoid unwanted break that could <text:span text:style-name="T81">happen</text:span> during mask <text:span text:style-name="T81">production, especially, Cr etching</text:span>.</text:p>
      <text:p text:style-name="P20">4. The center of image bounding box is multiple of 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19-08-04T23:05:58.411203095</dc:date>
    <meta:editing-duration>P5DT2H21M29S</meta:editing-duration>
    <meta:editing-cycles>119</meta:editing-cycles>
    <meta:generator>LibreOffice/6.0.7.3$Linux_X86_64 LibreOffice_project/00m0$Build-3</meta:generator>
    <meta:document-statistic meta:table-count="1" meta:image-count="0" meta:object-count="0" meta:page-count="4" meta:paragraph-count="91" meta:word-count="1092" meta:character-count="6047" meta:non-whitespace-character-count="4961"/>
  </office:meta>
</office:document-meta>
</file>